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Félkövér dőlt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Thryomanes" svg:font-family="Thryomanes" style:font-adornments="Félkövér" style:font-pitch="variable"/>
    <style:font-face style:name="FreeSerif" svg:font-family="FreeSerif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áblázat1" style:family="table">
      <style:table-properties style:width="16.999cm" table:align="margins" style:may-break-between-rows="false"/>
    </style:style>
    <style:style style:name="Táblázat1.A" style:family="table-column">
      <style:table-column-properties style:column-width="4.249cm" style:rel-column-width="16383*"/>
    </style:style>
    <style:style style:name="Táblázat1.B" style:family="table-column">
      <style:table-column-properties style:column-width="5.486cm" style:rel-column-width="21151*"/>
    </style:style>
    <style:style style:name="Táblázat1.C" style:family="table-column">
      <style:table-column-properties style:column-width="7.264cm" style:rel-column-width="28001*"/>
    </style:style>
    <style:style style:name="Táblázat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.C1" style:family="table-cell">
      <style:table-cell-properties fo:background-color="#cccccc" fo:padding="0.097cm" fo:border="0.002cm solid #000000">
        <style:background-image/>
      </style:table-cell-properties>
    </style:style>
    <style:style style:name="Táblázat1.A2" style:family="table-cell">
      <style:table-cell-properties fo:padding="0.097cm" fo:border-left="0.002cm solid #000000" fo:border-right="none" fo:border-top="none" fo:border-bottom="0.002cm solid #000000"/>
    </style:style>
    <style:style style:name="Táblázat1.B2" style:family="table-cell">
      <style:table-cell-properties fo:background-color="#23ff23" fo:padding="0.097cm" fo:border-left="0.002cm solid #000000" fo:border-right="none" fo:border-top="none" fo:border-bottom="0.002cm solid #000000">
        <style:background-image/>
      </style:table-cell-properties>
    </style:style>
    <style:style style:name="Táblázat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1.C4" style:family="table-cell">
      <style:table-cell-properties fo:background-color="#23ff2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.C5" style:family="table-cell">
      <style:table-cell-properties fo:background-color="#cc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.B6" style:family="table-cell">
      <style:table-cell-properties fo:background-color="#ccffff" fo:padding="0.097cm" fo:border-left="0.002cm solid #000000" fo:border-right="none" fo:border-top="none" fo:border-bottom="0.002cm solid #000000">
        <style:background-image/>
      </style:table-cell-properties>
    </style:style>
    <style:style style:name="Táblázat1.B7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.C7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break-before="page">
        <style:tab-stops>
          <style:tab-stop style:position="2.143cm"/>
        </style:tab-stops>
      </style:paragraph-properties>
      <style:text-properties fo:color="#999999" style:font-name="DejaVu Sans" style:text-underline-style="solid" style:text-underline-width="auto" style:text-underline-color="font-color" fo:font-weight="bold" style:font-name-asian="DejaVu Sans" style:font-weight-asian="bold" style:font-name-complex="DejaVu Sans" style:font-weight-complex="bold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DejaVu Sans" fo:font-size="11pt" style:font-name-asian="DejaVu Sans" style:font-size-asian="11pt" style:font-name-complex="DejaVu Sans" style:font-size-complex="11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2.143cm"/>
        </style:tab-stops>
      </style:paragraph-properties>
    </style:style>
    <style:style style:name="P6" style:family="paragraph" style:parent-style-name="Table_20_Contents">
      <style:paragraph-properties fo:text-align="center" style:justify-single-word="false"/>
      <style:text-properties fo:color="#999999"/>
    </style:style>
    <style:style style:name="P7" style:family="paragraph" style:parent-style-name="Heading_20_2">
      <style:text-properties fo:color="#999999"/>
    </style:style>
    <style:style style:name="P8" style:family="paragraph" style:parent-style-name="Standard">
      <style:text-properties fo:color="#999999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>
        <style:tab-stops>
          <style:tab-stop style:position="2.143cm"/>
        </style:tab-stops>
      </style:paragraph-properties>
      <style:text-properties fo:color="#999999" style:font-name="DejaVu Sans" style:text-underline-style="solid" style:text-underline-width="auto" style:text-underline-color="font-color" fo:font-weight="bold" style:font-name-asian="DejaVu Sans" style:font-weight-asian="bold" style:font-name-complex="DejaVu Sans" style:font-weight-complex="bold"/>
    </style:style>
    <style:style style:name="P10" style:family="paragraph" style:parent-style-name="Standard">
      <style:paragraph-properties>
        <style:tab-stops>
          <style:tab-stop style:position="2.143cm"/>
        </style:tab-stops>
      </style:paragraph-properties>
      <style:text-properties fo:color="#999999" style:font-name="DejaVu Sans" style:font-name-asian="DejaVu Sans" style:font-name-complex="DejaVu Sans"/>
    </style:style>
    <style:style style:name="P11" style:family="paragraph" style:parent-style-name="Standard">
      <style:paragraph-properties>
        <style:tab-stops>
          <style:tab-stop style:position="2.143cm"/>
        </style:tab-stops>
      </style:paragraph-properties>
      <style:text-properties fo:color="#999999"/>
    </style:style>
    <style:style style:name="P12" style:family="paragraph" style:parent-style-name="Standard">
      <style:paragraph-properties style:border-line-width-bottom="0.002cm 0.035cm 0.002cm" fo:padding="0.074cm" fo:border-left="none" fo:border-right="none" fo:border-top="none" fo:border-bottom="0.039cm double #000000" style:join-border="false">
        <style:tab-stops>
          <style:tab-stop style:position="2.117cm"/>
        </style:tab-stops>
      </style:paragraph-properties>
      <style:text-properties fo:color="#999999" style:font-name="DejaVu Sans" fo:font-size="11pt" style:font-name-asian="DejaVu Sans" style:font-size-asian="11pt" style:font-name-complex="DejaVu Sans" style:font-size-complex="11pt"/>
    </style:style>
    <style:style style:name="P13" style:family="paragraph" style:parent-style-name="Text_20_body">
      <style:text-properties fo:color="#999999"/>
    </style:style>
    <style:style style:name="P14" style:family="paragraph" style:parent-style-name="Text_20_body">
      <style:text-properties fo:color="#999999" style:font-name="DejaVu Sans" fo:font-size="11pt" style:font-name-asian="DejaVu Sans" style:font-size-asian="11pt" style:font-name-complex="DejaVu Sans" style:font-size-complex="11pt"/>
    </style:style>
    <style:style style:name="P15" style:family="paragraph" style:parent-style-name="Text_20_body">
      <style:paragraph-properties>
        <style:tab-stops>
          <style:tab-stop style:position="2.011cm"/>
        </style:tab-stops>
      </style:paragraph-properties>
      <style:text-properties fo:color="#999999" style:font-name="DejaVu Sans" fo:font-size="11pt" style:font-name-asian="DejaVu Sans" style:font-size-asian="11pt" style:font-name-complex="DejaVu Sans" style:font-size-complex="11pt"/>
    </style:style>
    <style:style style:name="P16" style:family="paragraph" style:parent-style-name="Text_20_body">
      <style:paragraph-properties>
        <style:tab-stops>
          <style:tab-stop style:position="2.117cm"/>
        </style:tab-stops>
      </style:paragraph-properties>
      <style:text-properties fo:color="#999999" style:font-name="DejaVu Sans" fo:font-size="11pt" style:font-size-asian="11pt" style:font-size-complex="11pt"/>
    </style:style>
    <style:style style:name="P17" style:family="paragraph" style:parent-style-name="Text_20_body">
      <style:text-properties fo:color="#999999" fo:font-size="6pt" style:font-size-asian="6pt" style:font-size-complex="6pt"/>
    </style:style>
    <style:style style:name="P18" style:family="paragraph" style:parent-style-name="Standard" style:list-style-name="L5">
      <style:text-properties fo:color="#999999"/>
    </style:style>
    <style:style style:name="P19" style:family="paragraph" style:parent-style-name="Standard" style:list-style-name="L9">
      <style:text-properties fo:color="#999999"/>
    </style:style>
    <style:style style:name="P20" style:family="paragraph" style:parent-style-name="Standard" style:list-style-name="L8">
      <style:text-properties fo:background-color="#ff9966"/>
    </style:style>
    <style:style style:name="P21" style:family="paragraph" style:parent-style-name="Standard" style:list-style-name="L8">
      <style:text-properties fo:background-color="#ff9966"/>
    </style:style>
    <style:style style:name="P22" style:family="paragraph" style:parent-style-name="Standard">
      <style:paragraph-properties fo:margin-left="0cm" fo:margin-right="0cm" fo:text-indent="0cm" style:auto-text-indent="false">
        <style:tab-stops>
          <style:tab-stop style:position="2.143cm"/>
        </style:tab-stops>
      </style:paragraph-properties>
      <style:text-properties fo:background-color="#ff0000"/>
    </style:style>
    <style:style style:name="P23" style:family="paragraph" style:parent-style-name="Standard">
      <style:paragraph-properties fo:margin-left="0cm" fo:margin-right="0cm" fo:text-indent="0cm" style:auto-text-indent="false">
        <style:tab-stops>
          <style:tab-stop style:position="2.143cm"/>
        </style:tab-stops>
      </style:paragraph-properties>
      <style:text-properties fo:background-color="#ff9966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2.143cm"/>
        </style:tab-stops>
      </style:paragraph-properties>
    </style:style>
    <style:style style:name="P25" style:family="paragraph" style:parent-style-name="Text_20_body" style:list-style-name="L1"/>
    <style:style style:name="P26" style:family="paragraph" style:parent-style-name="Text_20_body" style:list-style-name="L2"/>
    <style:style style:name="P27" style:family="paragraph" style:parent-style-name="Text_20_body" style:list-style-name="L3"/>
    <style:style style:name="P28" style:family="paragraph" style:parent-style-name="Text_20_body" style:list-style-name="L3">
      <style:text-properties style:text-line-through-style="solid" fo:font-size="9pt" style:font-size-asian="9pt" style:font-size-complex="9pt"/>
    </style:style>
    <style:style style:name="P29" style:family="paragraph" style:parent-style-name="Text_20_body" style:list-style-name="L3">
      <style:text-properties style:text-line-through-style="solid" fo:font-size="9pt" style:font-size-asian="9pt" style:font-size-complex="9pt"/>
    </style:style>
    <style:style style:name="P30" style:family="paragraph" style:parent-style-name="Text_20_body" style:list-style-name="L3">
      <style:text-properties style:text-line-through-style="solid" fo:font-size="9pt" style:font-size-asian="9pt" style:font-size-complex="9pt"/>
    </style:style>
    <style:style style:name="P31" style:family="paragraph" style:parent-style-name="Text_20_body" style:list-style-name="L3">
      <style:text-properties style:text-line-through-style="solid" fo:font-size="9pt" style:font-size-asian="9pt" style:font-size-complex="9pt"/>
    </style:style>
    <style:style style:name="P32" style:family="paragraph" style:parent-style-name="Text_20_body">
      <style:text-properties fo:font-weight="bold" fo:background-color="#ff0000" style:font-weight-asian="bold" style:font-weight-complex="bold"/>
    </style:style>
    <style:style style:name="P33" style:family="paragraph" style:parent-style-name="Text_20_body">
      <style:text-properties fo:color="#999999" style:font-name="DejaVu Sans" fo:font-size="11pt" style:font-name-asian="DejaVu Sans" style:font-size-asian="11pt" style:font-name-complex="DejaVu Sans" style:font-size-complex="11pt"/>
    </style:style>
    <style:style style:name="P34" style:family="paragraph" style:parent-style-name="Text_20_body">
      <style:text-properties fo:font-weight="normal" style:font-weight-asian="normal" style:font-weight-complex="normal"/>
    </style:style>
    <style:style style:name="P35" style:family="paragraph" style:parent-style-name="Text_20_body">
      <style:text-properties fo:font-weight="normal" fo:background-color="#ff0000" style:font-weight-asian="normal" style:font-weight-complex="normal"/>
    </style:style>
    <style:style style:name="P36" style:family="paragraph" style:parent-style-name="Text_20_body">
      <style:paragraph-properties fo:text-align="justify" style:justify-single-word="false"/>
    </style:style>
    <style:style style:name="P37" style:family="paragraph" style:parent-style-name="Text_20_body">
      <style:text-properties fo:background-color="#ff0000"/>
    </style:style>
    <style:style style:name="P38" style:family="paragraph" style:parent-style-name="Text_20_body" style:list-style-name="L2">
      <style:text-properties fo:background-color="#ff0000"/>
    </style:style>
    <style:style style:name="P39" style:family="paragraph" style:parent-style-name="Text_20_body">
      <style:text-properties fo:background-color="#ff9966"/>
    </style:style>
    <style:style style:name="P40" style:family="paragraph" style:parent-style-name="Text_20_body" style:list-style-name="L12"/>
    <style:style style:name="P41" style:family="paragraph" style:parent-style-name="Text_20_body" style:list-style-name="L15"/>
    <style:style style:name="P42" style:family="paragraph" style:parent-style-name="Text_20_body" style:list-style-name="L3">
      <style:paragraph-properties fo:margin-left="1.251cm" fo:margin-right="0cm" fo:text-indent="0cm" style:auto-text-indent="false"/>
    </style:style>
    <style:style style:name="P43" style:family="paragraph" style:parent-style-name="Text_20_body" style:list-style-name="L4">
      <style:paragraph-properties fo:margin-left="1.251cm" fo:margin-right="0cm" fo:text-indent="0cm" style:auto-text-indent="false"/>
    </style:style>
    <style:style style:name="P44" style:family="paragraph" style:parent-style-name="Text_20_body" style:list-style-name="L5">
      <style:paragraph-properties fo:margin-left="1.251cm" fo:margin-right="0cm" fo:text-indent="0cm" style:auto-text-indent="false"/>
      <style:text-properties fo:color="#999999"/>
    </style:style>
    <style:style style:name="P45" style:family="paragraph" style:parent-style-name="Text_20_body" style:list-style-name="L9">
      <style:paragraph-properties fo:margin-left="1.251cm" fo:margin-right="0cm" fo:text-indent="0cm" style:auto-text-indent="false"/>
      <style:text-properties fo:color="#999999"/>
    </style:style>
    <style:style style:name="P46" style:family="paragraph" style:parent-style-name="Text_20_body" style:list-style-name="L8">
      <style:paragraph-properties fo:margin-left="1.251cm" fo:margin-right="0cm" fo:text-indent="0cm" style:auto-text-indent="false"/>
      <style:text-properties fo:background-color="#ff9966"/>
    </style:style>
    <style:style style:name="P47" style:family="paragraph" style:parent-style-name="Text_20_body" style:list-style-name="L8">
      <style:paragraph-properties fo:margin-left="1.251cm" fo:margin-right="0cm" fo:text-indent="0cm" style:auto-text-indent="false"/>
      <style:text-properties fo:background-color="#ff9966"/>
    </style:style>
    <style:style style:name="P48" style:family="paragraph" style:parent-style-name="Text_20_body" style:list-style-name="L8">
      <style:paragraph-properties fo:margin-left="1.251cm" fo:margin-right="0cm" fo:text-indent="0cm" style:auto-text-indent="false"/>
      <style:text-properties fo:background-color="#ff9966"/>
    </style:style>
    <style:style style:name="P49" style:family="paragraph" style:parent-style-name="Text_20_body" style:list-style-name="L8">
      <style:paragraph-properties fo:margin-left="1.251cm" fo:margin-right="0cm" fo:text-indent="0cm" style:auto-text-indent="false"/>
      <style:text-properties fo:background-color="#ff9966"/>
    </style:style>
    <style:style style:name="P50" style:family="paragraph" style:parent-style-name="Text_20_body" style:list-style-name="L13">
      <style:paragraph-properties fo:margin-left="1.251cm" fo:margin-right="0cm" fo:text-indent="0cm" style:auto-text-indent="false"/>
    </style:style>
    <style:style style:name="P51" style:family="paragraph" style:parent-style-name="Text_20_body" style:list-style-name="L15">
      <style:paragraph-properties fo:margin-left="1.251cm" fo:margin-right="0cm" fo:text-indent="0cm" style:auto-text-indent="false"/>
    </style:style>
    <style:style style:name="P52" style:family="paragraph" style:parent-style-name="Text_20_body" style:list-style-name="L15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53" style:family="paragraph" style:parent-style-name="Text_20_body">
      <style:paragraph-properties fo:margin-left="0cm" fo:margin-right="0cm" fo:text-indent="0cm" style:auto-text-indent="false"/>
    </style:style>
    <style:style style:name="P54" style:family="paragraph" style:parent-style-name="Text_20_body" style:list-style-name="L4">
      <style:paragraph-properties fo:margin-left="0cm" fo:margin-right="0cm" fo:text-indent="0cm" style:auto-text-indent="false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fo:color="#999999"/>
    </style:style>
    <style:style style:name="P56" style:family="paragraph" style:parent-style-name="Text_20_body" style:list-style-name="L10">
      <style:paragraph-properties fo:margin-left="0cm" fo:margin-right="0cm" fo:text-indent="0cm" style:auto-text-indent="false"/>
      <style:text-properties fo:color="#999999"/>
    </style:style>
    <style:style style:name="P57" style:family="paragraph" style:parent-style-name="Text_20_body" style:list-style-name="L11">
      <style:paragraph-properties fo:margin-left="0cm" fo:margin-right="0cm" fo:text-indent="0cm" style:auto-text-indent="false"/>
      <style:text-properties fo:color="#999999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style:font-name="DejaVu Sans" fo:font-size="11pt" fo:background-color="#ff9966" style:font-name-asian="DejaVu Sans" style:font-size-asian="11pt" style:font-name-complex="DejaVu Sans" style:font-size-complex="11pt"/>
    </style:style>
    <style:style style:name="P59" style:family="paragraph" style:parent-style-name="Text_20_body" style:list-style-name="L8">
      <style:paragraph-properties fo:margin-left="0cm" fo:margin-right="0cm" fo:text-indent="0cm" style:auto-text-indent="false"/>
      <style:text-properties fo:background-color="#ff9966"/>
    </style:style>
    <style:style style:name="P60" style:family="paragraph" style:parent-style-name="Text_20_body" style:list-style-name="L4">
      <style:paragraph-properties fo:margin-left="2.501cm" fo:margin-right="0cm" fo:text-indent="0cm" style:auto-text-indent="false"/>
    </style:style>
    <style:style style:name="P61" style:family="paragraph" style:parent-style-name="Text_20_body" style:list-style-name="L15">
      <style:paragraph-properties fo:margin-left="2.501cm" fo:margin-right="0cm" fo:text-indent="0cm" style:auto-text-indent="false"/>
      <style:text-properties fo:font-weight="bold" style:font-weight-asian="bold" style:font-weight-complex="bold"/>
    </style:style>
    <style:style style:name="P62" style:family="paragraph" style:parent-style-name="Text_20_body">
      <style:paragraph-properties fo:break-before="page"/>
    </style:style>
    <style:style style:name="P63" style:family="paragraph" style:parent-style-name="Text_20_body">
      <style:paragraph-properties fo:margin-left="3.752cm" fo:margin-right="0cm" fo:text-indent="0cm" style:auto-text-indent="false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Heading_20_2">
      <style:paragraph-properties fo:break-before="page"/>
    </style:style>
    <style:style style:name="P66" style:family="paragraph" style:parent-style-name="Heading_20_3">
      <style:paragraph-properties fo:break-before="page"/>
    </style:style>
    <style:style style:name="P67" style:family="paragraph" style:parent-style-name="Heading_20_3">
      <style:paragraph-properties fo:break-before="page"/>
      <style:text-properties fo:color="#999999"/>
    </style:style>
    <style:style style:name="P68" style:family="paragraph" style:parent-style-name="Heading_20_3">
      <style:text-properties fo:font-weight="normal" style:font-weight-asian="normal" style:font-weight-complex="normal"/>
    </style:style>
    <style:style style:name="P69" style:family="paragraph" style:parent-style-name="Heading_20_4">
      <style:text-properties fo:font-weight="normal" style:font-weight-asian="normal" style:font-weight-complex="normal"/>
    </style:style>
    <style:style style:name="P70" style:family="paragraph" style:parent-style-name="Heading_20_4">
      <style:text-properties fo:font-weight="normal" fo:background-color="#ff9966" style:font-weight-asian="normal" style:font-weight-complex="normal"/>
    </style:style>
    <style:style style:name="P7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4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background-color="#ff0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 New Roman" style:font-name-asian="Times New Roman" style:font-name-complex="Times New Roman"/>
    </style:style>
    <style:style style:name="T6" style:family="text">
      <style:text-properties style:font-name="Times New Roman" fo:background-color="#ff0000" style:font-name-asian="Times New Roman" style:font-name-complex="Times New Roman"/>
    </style:style>
    <style:style style:name="T7" style:family="text">
      <style:text-properties style:font-name="Times New Roman" style:font-name-asian="Arial Unicode MS" style:font-name-complex="Tahoma"/>
    </style:style>
    <style:style style:name="T8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number text:level="1" style:num-suffix=")" style:num-format="a">
        <style:list-level-properties text:space-before="0.39cm" text:min-label-width="0.34cm"/>
      </text:list-level-style-number>
      <text:list-level-style-bullet text:level="2" text:style-name="Bullet_20_Symbols" style:num-suffix="." text:bullet-char="➔">
        <style:list-level-properties text:space-before="0.78cm" text:min-label-width="0.34cm"/>
        <style:text-properties style:font-name="StarSymbol"/>
      </text:list-level-style-bullet>
      <text:list-level-style-bullet text:level="3" text:style-name="Bullet_20_Symbols" style:num-suffix="." text:bullet-char="➔">
        <style:list-level-properties text:space-before="1.17cm" text:min-label-width="0.34cm"/>
        <style:text-properties style:font-name="StarSymbol"/>
      </text:list-level-style-bullet>
      <text:list-level-style-bullet text:level="4" text:style-name="Bullet_20_Symbols" style:num-suffix="." text:bullet-char="➔">
        <style:list-level-properties text:space-before="1.56cm" text:min-label-width="0.34cm"/>
        <style:text-properties style:font-name="StarSymbol"/>
      </text:list-level-style-bullet>
      <text:list-level-style-bullet text:level="5" text:style-name="Bullet_20_Symbols" style:num-suffix="." text:bullet-char="➔">
        <style:list-level-properties text:space-before="1.95cm" text:min-label-width="0.34cm"/>
        <style:text-properties style:font-name="StarSymbol"/>
      </text:list-level-style-bullet>
      <text:list-level-style-bullet text:level="6" text:style-name="Bullet_20_Symbols" style:num-suffix="." text:bullet-char="➔">
        <style:list-level-properties text:space-before="2.339cm" text:min-label-width="0.34cm"/>
        <style:text-properties style:font-name="StarSymbol"/>
      </text:list-level-style-bullet>
      <text:list-level-style-bullet text:level="7" text:style-name="Bullet_20_Symbols" style:num-suffix="." text:bullet-char="➔">
        <style:list-level-properties text:space-before="2.729cm" text:min-label-width="0.34cm"/>
        <style:text-properties style:font-name="StarSymbol"/>
      </text:list-level-style-bullet>
      <text:list-level-style-bullet text:level="8" text:style-name="Bullet_20_Symbols" style:num-suffix="." text:bullet-char="➔">
        <style:list-level-properties text:space-before="3.119cm" text:min-label-width="0.34cm"/>
        <style:text-properties style:font-name="StarSymbol"/>
      </text:list-level-style-bullet>
      <text:list-level-style-bullet text:level="9" text:style-name="Bullet_20_Symbols" style:num-suffix="." text:bullet-char="➔">
        <style:list-level-properties text:space-before="3.509cm" text:min-label-width="0.34cm"/>
        <style:text-properties style:font-name="StarSymbol"/>
      </text:list-level-style-bullet>
      <text:list-level-style-bullet text:level="10" text:style-name="Bullet_20_Symbols" style:num-suffix="." text:bullet-char="➔">
        <style:list-level-properties text:space-before="3.899cm" text:min-label-width="0.34cm"/>
        <style:text-properties style:font-name="StarSymbol"/>
      </text:list-level-style-bullet>
    </text:list-style>
    <text:list-style style:name="L6">
      <text:list-level-style-bullet text:level="1" text:style-name="Bullet_20_Symbols" style:num-suffix=")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)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)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)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)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)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)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)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)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)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➔">
        <style:list-level-properties text:space-before="0.24cm" text:min-label-width="0.39cm"/>
        <style:text-properties style:font-name="StarSymbol"/>
      </text:list-level-style-bullet>
      <text:list-level-style-bullet text:level="2" text:style-name="Bullet_20_Symbols" style:num-suffix="." text:bullet-char="➔">
        <style:list-level-properties text:space-before="0.48cm" text:min-label-width="0.24cm"/>
        <style:text-properties style:font-name="StarSymbol"/>
      </text:list-level-style-bullet>
      <text:list-level-style-bullet text:level="3" text:style-name="Bullet_20_Symbols" style:num-suffix="." text:bullet-char="➔">
        <style:list-level-properties text:space-before="0.72cm" text:min-label-width="0.24cm"/>
        <style:text-properties style:font-name="StarSymbol"/>
      </text:list-level-style-bullet>
      <text:list-level-style-bullet text:level="4" text:style-name="Bullet_20_Symbols" style:num-suffix="." text:bullet-char="➔">
        <style:list-level-properties text:space-before="0.959cm" text:min-label-width="0.24cm"/>
        <style:text-properties style:font-name="StarSymbol"/>
      </text:list-level-style-bullet>
      <text:list-level-style-bullet text:level="5" text:style-name="Bullet_20_Symbols" style:num-suffix="." text:bullet-char="➔">
        <style:list-level-properties text:space-before="1.199cm" text:min-label-width="0.24cm"/>
        <style:text-properties style:font-name="StarSymbol"/>
      </text:list-level-style-bullet>
      <text:list-level-style-bullet text:level="6" text:style-name="Bullet_20_Symbols" style:num-suffix="." text:bullet-char="➔">
        <style:list-level-properties text:space-before="1.439cm" text:min-label-width="0.24cm"/>
        <style:text-properties style:font-name="StarSymbol"/>
      </text:list-level-style-bullet>
      <text:list-level-style-bullet text:level="7" text:style-name="Bullet_20_Symbols" style:num-suffix="." text:bullet-char="➔">
        <style:list-level-properties text:space-before="1.679cm" text:min-label-width="0.24cm"/>
        <style:text-properties style:font-name="StarSymbol"/>
      </text:list-level-style-bullet>
      <text:list-level-style-bullet text:level="8" text:style-name="Bullet_20_Symbols" style:num-suffix="." text:bullet-char="➔">
        <style:list-level-properties text:space-before="1.919cm" text:min-label-width="0.24cm"/>
        <style:text-properties style:font-name="StarSymbol"/>
      </text:list-level-style-bullet>
      <text:list-level-style-bullet text:level="9" text:style-name="Bullet_20_Symbols" style:num-suffix="." text:bullet-char="➔">
        <style:list-level-properties text:space-before="2.159cm" text:min-label-width="0.24cm"/>
        <style:text-properties style:font-name="StarSymbol"/>
      </text:list-level-style-bullet>
      <text:list-level-style-bullet text:level="10" text:style-name="Bullet_20_Symbols" style:num-suffix="." text:bullet-char="➔">
        <style:list-level-properties text:space-before="2.399cm" text:min-label-width="0.24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)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)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)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)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)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)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)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)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)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)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71">Papi mágia – TODO<text:tab/>2</text:p>
          <text:p text:style-name="P72">Harci combat varázslatok kiiktatása - TODO_PAP_#1.<text:tab/>2</text:p>
          <text:p text:style-name="P72">Sámánmágia - #2. - TODO_PAP_#2.<text:tab/>2</text:p>
          <text:p text:style-name="P71">Papi Mágia<text:tab/>3</text:p>
          <text:p text:style-name="P72">Papi mágia alapjai<text:tab/>3</text:p>
          <text:p text:style-name="P72">Varázslat szférák<text:tab/>3</text:p>
          <text:p text:style-name="P73">4.szint minimum<text:tab/>4</text:p>
          <text:p text:style-name="P72">Istenek, befolyásuk és szféráik<text:tab/>4</text:p>
          <text:p text:style-name="P72">Ceremoniális mágia<text:tab/>4</text:p>
          <text:p text:style-name="P72">Közös rituálé<text:tab/>4</text:p>
          <text:p text:style-name="P72">Papi fortélyok<text:tab/>4</text:p>
          <text:p text:style-name="P72">Papi szférák részletes bemutatása<text:tab/>5</text:p>
          <text:p text:style-name="P73">Érzékelés szféra varázslatai<text:tab/>5</text:p>
          <text:p text:style-name="P73">Áldás szféra varázslatai<text:tab/>6</text:p>
          <text:p text:style-name="P73">Gyógyítás <text:s/>szféra varázslatai<text:tab/>7</text:p>
          <text:p text:style-name="P74">Általános szabályok Gyógyításra<text:tab/>7</text:p>
          <text:p text:style-name="P74">Fizikai gyógyítás<text:tab/>7</text:p>
          <text:p text:style-name="P74">Ötlet<text:tab/>7</text:p>
          <text:p text:style-name="P72">Gyógyítás - 2.ötlet<text:tab/>7</text:p>
          <text:p text:style-name="P73">Régi<text:tab/>10</text:p>
        </text:index-body>
      </text:table-of-content>
      <text:p text:style-name="Text_20_body"/>
      <text:p text:style-name="Text_20_body"/>
      <text:h text:style-name="P64" text:outline-level="1">Papi mágia – TODO</text:h>
      <text:p text:style-name="Text_20_body">Itt kerülnek megvitatásra a mágiát érintő</text:p>
      <text:list text:style-name="L1">
        <text:list-item>
          <text:p text:style-name="P25">kidolgozandók</text:p>
        </text:list-item>
        <text:list-item>
          <text:p text:style-name="P25">problémák</text:p>
        </text:list-item>
      </text:list>
      <text:h text:style-name="Heading_20_2" text:outline-level="2">Harci combat varázslatok kiiktatása - TODO_PAP_#1.</text:h>
      <text:p text:style-name="Text_20_body">A pap ne csatai tényező legyen.</text:p>
      <text:p text:style-name="Text_20_body"/>
      <text:h text:style-name="Heading_20_2" text:outline-level="2">Papi varázslási rendszer – TODO_PAP_#2.</text:h>
      <text:p text:style-name="Text_20_body">Vagy:</text:p>
      <text:list text:style-name="L15">
        <text:list-item>
          <text:p text:style-name="P41">Kegy pont legyen </text:p>
        </text:list-item>
        <text:list-item>
          <text:p text:style-name="P51">képzettségpróbás szférákkal (mágiaiskolák (átlagos képz))</text:p>
        </text:list-item>
        <text:list-item>
          <text:p text:style-name="P51">biztos tudásos szférákkal (mágiaiskolák (átlagos képz))</text:p>
        </text:list-item>
        <text:list-item>
          <text:p text:style-name="P61">Probléma: varázslatok erősítésének kérdése!</text:p>
        </text:list-item>
        <text:list-item>
          <text:p text:style-name="P41">Pont nélkül biztos tudásból </text:p>
        </text:list-item>
        <text:list-item>
          <text:p text:style-name="P52">Itt fokozottan probléma: varázslatok erősítésének kérdése!</text:p>
        </text:list-item>
        <text:list-item>
          <text:p text:style-name="P41">Mana pontos módszer</text:p>
        </text:list-item>
      </text:list>
      <text:p text:style-name="Text_20_body"/>
      <text:h text:style-name="Heading_20_2" text:outline-level="2">Sámánmágia - TODO_PAP_#3.</text:h>
      <text:p text:style-name="Text_20_body">Papi mágia alá tartozzon?</text:p>
      <text:p text:style-name="Text_20_body"/>
      <text:h text:style-name="P64" text:outline-level="1">Papi Mágia</text:h>
      <text:h text:style-name="Heading_20_2" text:outline-level="2">Papi mágia alapjai</text:h>
      <text:p text:style-name="P37">Hogy legyen a papi varázslás? Mi a mágikus világképe?</text:p>
      <text:p text:style-name="P32">Papi varázslási rendszer – TODO_PAP_#2.</text:p>
      <text:list text:style-name="L12">
        <text:list-item>
          <text:p text:style-name="P40">Nincs Mana, nincs Kegy, van egy Papi tradíció (<text:span text:style-name="T3">20, vagy 30 KP)</text:span> és varázslat-szférák, mint mágia iskolák (képzettségek).</text:p>
        </text:list-item>
        <text:list-item>
          <text:p text:style-name="P40">Átfogó képzettség: pl. „Vallásgyakorlat – Domvik”</text:p>
        </text:list-item>
      </text:list>
      <text:list text:style-name="L13">
        <text:list-item>
          <text:p text:style-name="P50">alatta szférák átlagos képzettségként</text:p>
        </text:list-item>
        <text:list-item>
          <text:p text:style-name="P50">Tápos dolgok fortélyba</text:p>
        </text:list-item>
        <text:list-item>
          <text:p text:style-name="P50">biztos tudás kell</text:p>
        </text:list-item>
      </text:list>
      <text:list text:style-name="L12" text:continue-numbering="true">
        <text:list-item>
          <text:p text:style-name="P40"/>
        </text:list-item>
      </text:list>
      <text:p text:style-name="P2"/>
      <text:p text:style-name="Text_20_body">A varázslatoknak szféra szint követelménye van és <text:span text:style-name="T4">Biztos tudás szükséges</text:span>! (?)</text:p>
      <text:p text:style-name="Text_20_body">Minden istennél fel van sorolva, hogy mely szférákat ural, valamint ki van fejtve, hogy az egyes szférákat papja milyen egyedi módon tudja alkalmazni.</text:p>
      <text:p text:style-name="Text_20_body">Például a Ranagol papja a „Lelki utak” szféra alatti nem anyagi síkokra való gondolati utazások közül csak a mentálsíkra tehet látogatást, míg Noir papja például az Antyss-ra.</text:p>
      <text:h text:style-name="Heading_20_2" text:outline-level="2"><text:span text:style-name="T4">Varázslat szférák</text:span></text:h>
      <text:p text:style-name="P34">Átlagos képzettségek. Témában összetartozó varázslatok gyűjtőcsoportjai. Gyakorlatilag a <text:s/>mágiaiskoláknak feleltethetőek meg.</text:p>
      <text:list text:style-name="L2">
        <text:list-item>
          <text:p text:style-name="P26">Áldás</text:p>
        </text:list-item>
        <text:list-item>
          <text:p text:style-name="P26">Átok</text:p>
        </text:list-item>
        <text:list-item>
          <text:p text:style-name="P26">Gyógyítás</text:p>
        </text:list-item>
        <text:list-item>
          <text:p text:style-name="P26">Idézés</text:p>
        </text:list-item>
        <text:list-item>
          <text:p text:style-name="P26">Űzés</text:p>
        </text:list-item>
        <text:list-item>
          <text:p text:style-name="P26">Lelki utak (mentál, asztrál, Antyss)</text:p>
        </text:list-item>
        <text:list-item>
          <text:p text:style-name="P26">Érzékelés (ezt szét kéne bontani, mert tápos)</text:p>
        </text:list-item>
        <text:list-item>
          <text:p text:style-name="P26">Természet</text:p>
        </text:list-item>
        <text:list-item>
          <text:p text:style-name="P38">TODO</text:p>
        </text:list-item>
      </text:list>
      <text:h text:style-name="P68" text:outline-level="3"><text:soft-page-break/>4.szint minimum</text:h>
      <text:p text:style-name="Text_20_body">Mint a többi mágia tradíciónál, varázsolni itt is csak a szféra 4. képzettség szintjétől lehet. Alatt a tudás csak lexikális (ráadásul felületes is :).</text:p>
      <text:p text:style-name="Text_20_body"/>
      <text:h text:style-name="Heading_20_2" text:outline-level="2">Istenek, befolyásuk és szféráik</text:h>
      <text:p text:style-name="P36">Kicsit profánul hathat, de 1-15-ig kategorizálnák az isteneket befolyásuk (hatalmuk Yn-en) szerint. Minden pap CSAK istene befolyási szintjéig juthat el az isten alá tartozó tanulható szférák (képzettségek) tanulásában. Pl. ha Morgena Befolyása 7-es, akkor papjai Morgena alá tartozó Szférákat (képzettségeket) csak 7.képzettség szintig fejleszthetik.</text:p>
      <text:p text:style-name="Text_20_body"/>
      <text:h text:style-name="Heading_20_2" text:outline-level="2">Ceremoniális mágia</text:h>
      <text:p text:style-name="Text_20_body">Az alapeset, hogy egy papi varázslat <text:span text:style-name="T8">nem</text:span> hajtható végre ceremoniális formában. Ahol igen, ott ezt külön jelezzük.</text:p>
      <text:p text:style-name="Text_20_body">Azon varázslatokra, amelyek végrehajthatóak ceremoniális formában, az alábbi szabályok érvényesek:</text:p>
      <text:p text:style-name="P37">TODO</text:p>
      <text:p text:style-name="Text_20_body"/>
      <text:h text:style-name="Heading_20_2" text:outline-level="2">Közös rituálé</text:h>
      <text:p text:style-name="Text_20_body">Több pap egyesíti erejét egy közös szertartásban.</text:p>
      <text:p text:style-name="P37">TODO: milyen varázslatokra, hogyan, stb.</text:p>
      <text:p text:style-name="Text_20_body"/>
      <text:h text:style-name="Heading_20_2" text:outline-level="2">Papi fortélyok</text:h>
      <text:p text:style-name="P35">Legyenek?</text:p>
      <text:p text:style-name="P34">Pl. „Inkvizítor”: megkapja pluszban az olyan képességeket, amik most az „Igaz szó” és „Egyéválás” varázslatokban található.</text:p>
      <text:p text:style-name="P34"/>
      <text:p text:style-name="P34"/>
      <text:h text:style-name="P65" text:outline-level="2"><text:span text:style-name="T4">Papi szférák részletes bemutatása</text:span></text:h>
      <text:p text:style-name="P37"><text:span text:style-name="T4">TODO: kifejtőt írni</text:span></text:p>
      <text:h text:style-name="Heading_20_3" text:outline-level="3"><text:span text:style-name="T4">Érzékelés szféra varázslatai</text:span></text:h>
      <text:list text:style-name="L3">
        <text:list-item>
          <text:p text:style-name="P27">Igaz szó: csak növeli az Emberismeretet, nem tuti</text:p>
        </text:list-item>
        <text:list-item>
          <text:p text:style-name="P42">Követelmény: 5.szint</text:p>
        </text:list-item>
        <text:list-item>
          <text:p text:style-name="P27">Egyéválás: ceremóniális. Képek villannak be, nem 1:1-ben látsz mindent. Megérzések villannak be. <text:span text:style-name="T3">Esetleg kitenni fortélyba.</text:span></text:p>
        </text:list-item>
        <text:list-item>
          <text:p text:style-name="P27">Életérzékelés: <text:span text:style-name="T3">TODO</text:span></text:p>
        </text:list-item>
        <text:list-item>
          <text:p text:style-name="P27">Jellemérzékelés: ez is csak Emberismeretet növel. </text:p>
        </text:list-item>
        <text:list-item>
          <text:p text:style-name="P42">Követelmény: 3.szint</text:p>
        </text:list-item>
      </text:list>
      <text:p text:style-name="P4">Sztornó:</text:p>
      <text:list text:style-name="L3">
        <text:list-item text:start-value="1">
          <text:p text:style-name="P28">Veszély érzékelése: helyette 6. érzék</text:p>
        </text:list-item>
        <text:list-item>
          <text:p text:style-name="P28">Asztrál pillantás: NE LEGYEN. Pszíben Asztrálszem.</text:p>
        </text:list-item>
        <text:list-item>
          <text:p text:style-name="P28">Mentál pillantás: NE LEGYEN. Pszíben Mentálszem.</text:p>
        </text:list-item>
        <text:list-item>
          <text:p text:style-name="P28">Átokérzékelés: Átok iskola alá</text:p>
        </text:list-item>
      </text:list>
      <text:p text:style-name="P2"/>
      <text:p text:style-name="P2"><text:span text:style-name="T4"/></text:p>
      <text:h text:style-name="P66" text:outline-level="3"><text:span text:style-name="T4">Áldás szféra varázslatai</text:span></text:h>
      <text:list text:style-name="L4">
        <text:list-item>
          <text:p text:style-name="P54">Átfogóbb dolog</text:p>
        </text:list-item>
        <text:list-item>
          <text:p text:style-name="P54">Biztos tudásból megy csak <text:span text:style-name="T3">(?) </text:span><text:span text:style-name="T6">→</text:span><text:span text:style-name="T3"> Nehéz a skálázás és erősítés</text:span></text:p>
        </text:list-item>
        <text:list-item>
          <text:p text:style-name="P54">Adott célra (Pl. "a mai csodához")</text:p>
        </text:list-item>
        <text:list-item>
          <text:p text:style-name="P54">Hadjáratot megáldani: apróbb pluszok minden résztvevőnek</text:p>
        </text:list-item>
        <text:list-item>
          <text:p text:style-name="P43">Pl. Csábítás ellen +1</text:p>
        </text:list-item>
        <text:list-item>
          <text:p text:style-name="P43">Olyan kis dolgokra kis plusz, ami a célhoz kötheti</text:p>
        </text:list-item>
        <text:list-item>
          <text:p text:style-name="P60">pl. jókedv</text:p>
        </text:list-item>
        <text:list-item>
          <text:p text:style-name="P60">kis + mágiaellenállás</text:p>
        </text:list-item>
        <text:list-item>
          <text:p text:style-name="P54">Cél "halmaz" kitejesztése: + szint követelménye.</text:p>
        </text:list-item>
        <text:list-item>
          <text:p text:style-name="P43">Pl. kardot megáldani: +0 nehézség</text:p>
        </text:list-item>
        <text:list-item>
          <text:p text:style-name="P43">Hadjáratot megáldani: +10 nehézség</text:p>
        </text:list-item>
      </text:list>
      <text:p text:style-name="P63">vagy/és mondjuk</text:p>
      <text:list text:style-name="L4">
        <text:list-item>
          <text:p text:style-name="P43"><text:s/>5. szinten tárgyra</text:p>
        </text:list-item>
        <text:list-item>
          <text:p text:style-name="P43">10.szinten emberekre (fanatizálás pl (Hősi lélek szerű))</text:p>
        </text:list-item>
        <text:list-item>
          <text:p text:style-name="P43">12.szinten eszmékre</text:p>
        </text:list-item>
        <text:list-item>
          <text:p text:style-name="P54">Méregdetektálásra NE legyen jó</text:p>
        </text:list-item>
        <text:list-item>
          <text:p text:style-name="P54">Nem porosodik a tárgy: ez maradhat</text:p>
        </text:list-item>
        <text:list-item>
          <text:p text:style-name="P54">Felszentelés</text:p>
        </text:list-item>
        <text:list-item>
          <text:p text:style-name="P43">Templomban napokon keresztül</text:p>
        </text:list-item>
        <text:list-item>
          <text:p text:style-name="P60">ekkor +2 "valami" bónusz</text:p>
        </text:list-item>
        <text:list-item>
          <text:p text:style-name="P43">1 kör alatt elvarázsolva</text:p>
        </text:list-item>
        <text:list-item>
          <text:p text:style-name="P60">ekkor csak +1 "valami" bónusz</text:p>
        </text:list-item>
        <text:list-item>
          <text:p text:style-name="P54">Erősítés: <text:span text:style-name="T3">TODO</text:span></text:p>
        </text:list-item>
      </text:list>
      <text:p text:style-name="Text_20_body"/>
      <text:h text:style-name="P66" text:outline-level="3">Gyógyítás <text:s/>szféra varázslatai</text:h>
      <text:p text:style-name="P39">Ide csak a Gyógyítás varázslat tartozik.</text:p>
      <text:p text:style-name="Text_20_body">Ez egy speciális iskola, a „Gyógyítás” képzettség (átfogó) felvételét igényli. Ez integrálódik be a papi tradíció alá Szféra formájában. A Gyógyítás Szféra képzettség szintje egyenlő lesz a Gyógyítás képzettség szintjével, nem kell 2x növelni, mivel azonos vele.</text:p>
      <text:p text:style-name="P37">Esetleg a Slan tradíció alá is integrálható legyen ugyanígy.</text:p>
      <text:h text:style-name="P69" text:outline-level="4">Általános szabályok Gyógyításra</text:h>
      <text:p text:style-name="P5">A gyógyítás csak a sebet gyógyítja be, de ÉP-t nem ad vissza, a sebek KT-vé "alakulnak", így óránként 1 visszatér.</text:p>
      <text:p text:style-name="P22"><text:span text:style-name="T5">→</text:span><text:span text:style-name="T7"> </text:span>Képzettségpróba vagy biztos tudás?</text:p>
      <text:p text:style-name="P22"/>
      <text:p text:style-name="P22"><text:span text:style-name="T5">→</text:span><text:span text:style-name="T7"> </text:span>A Gyógyítás egy képesség, amit a pap istenétől kap, tehát a pap gyógyít, nem az isten.</text:p>
      <text:p text:style-name="P5"/>
      <text:h text:style-name="P69" text:outline-level="4">Fizikai gyógyítás</text:h>
      <text:p text:style-name="P23">KT-ért cserébe tud gyógyítani.</text:p>
      <text:p text:style-name="P23">Alapeset: 1 KT = 1 ÉP</text:p>
      <text:p text:style-name="P23">Nagyobb nehézségért több ÉP-t tud KT-vá alakítani.</text:p>
      <text:p text:style-name="P5"/>
      <text:p text:style-name="P5"/>
      <text:h text:style-name="P70" text:outline-level="4">Ötlet</text:h>
      <text:p text:style-name="P39">Ne automatice menjen a Gyógyítás.</text:p>
      <text:list text:style-name="L8">
        <text:list-item>
          <text:p text:style-name="P20">Dobás k10-el (százalékdobás, mint a Páncéldobás)</text:p>
        </text:list-item>
        <text:list-item>
          <text:p text:style-name="P20">Van egy alap esély %-ban a gyógyításra</text:p>
        </text:list-item>
        <text:list-item>
          <text:p text:style-name="P46">ha ez alá, vagy egyenlőt dob: az isten segít (gyógyít)</text:p>
        </text:list-item>
        <text:list-item>
          <text:p text:style-name="P59">A % függ:</text:p>
        </text:list-item>
        <text:list-item>
          <text:p text:style-name="P46">A gyógyítandó karakter legutóbbi tettei + harmóniája az isten elveivel</text:p>
        </text:list-item>
        <text:list-item>
          <text:p text:style-name="P46">A pap hatalma</text:p>
        </text:list-item>
        <text:list-item>
          <text:p text:style-name="P46">A pap „státusza” istenénél (elveinek megfelelően él, esetleg épp haragszik rá az isten)</text:p>
        </text:list-item>
      </text:list>
      <text:p text:style-name="P58"/>
      <text:p text:style-name="P3"/>
      <text:h text:style-name="P7" text:outline-level="2">Gyógyítás - 2.ötlet</text:h>
      <text:p text:style-name="P14"/>
      <text:p text:style-name="P13">A lényeg, hogy jelenleg a Pap Gyógyítás varázslata túl könnyű, nincs súlya. 1ÉP gyógyítása 2 MP-ot igényel és mindössze 5 szegmensbe telik!</text:p>
      <text:p text:style-name="P13">10ÉP=10kör és 20MP. Ez semmi.</text:p>
      <text:p text:style-name="P13"><text:span text:style-name="T2"><text:s/></text:span><text:line-break/>Legyen a mana igény és a gyógyítás időigénye exponenciális. </text:p>
      <text:p text:style-name="P13"><text:soft-page-break/>Tehát ne 1 ÉP = x MP <text:s/>; n ÉP = n*x MP <text:s/>legyen a bontás. A nagyobb sebet sokkal nehezebb legyen begyógyítani és tovább is tartson.</text:p>
      <text:p text:style-name="P13"><text:span text:style-name="T2"><text:s/></text:span><text:line-break/>A legnagyobb seb ÉP-i 1:1-ben számítsanak be, viszont minden további (kisebb) seb 1 plusz "gyógyítandó" ÉP-nek számítson, mivel a nagyhatalmú gyógyítás során a kisebb sebek is beforrnak.</text:p>
      <text:p text:style-name="P17"><text:s/></text:p>
      <text:p text:style-name="P13">Tehát ha három sebe van a karakternek, pl: 8, 5 és 4 ÉP, akkor az 8+2= 10 ÉP-s gyógyítást igényel, mivel 2 további (kisebb) sebe van.</text:p>
      <text:p text:style-name="P13"><text:span text:style-name="T2"><text:s/></text:span><text:line-break/>(Gondolkozom azon, hogy esetleg a legnagyobb seb ÉP-hez maximum +3 jöhessen még hozzá, tehát ha van 1db 2ÉP-s és 10db 1ÉP-s sebed, akkor ne 2+10=12ÉP-t kelljen gyógyítani, hanem csak 2+3=5-öt, mivel az ilyen kis sebeket könnyebb begyógyítani)</text:p>
      <text:p text:style-name="P13"><text:span text:style-name="T2"><text:s/></text:span><text:line-break/>Az egyszerűség kedvéért legyen annyi a mana igény, ahány perc gyógyítás<text:line-break/>szükséges (varázslat időtartama). (Vagy mondhatjuk fordítva is: annyi perc, ahány MP)</text:p>
      <text:p text:style-name="P14"><text:line-break/><text:line-break/>Seb<text:tab/>- Időtartam, Mana</text:p>
      <text:p text:style-name="P15">1-2 ÉP<text:tab/>- 4 perc, 4 MP</text:p>
      <text:p text:style-name="P15">3-4 ÉP<text:tab/>- 8 perc, 8 MP</text:p>
      <text:p text:style-name="P15">5-6 ÉP<text:tab/>- 14 perc, 14 MP</text:p>
      <text:p text:style-name="P15">7-8 ÉP<text:tab/>- 23 perc, 23 MP</text:p>
      <text:p text:style-name="P15">9-10 ÉP<text:tab/>- 36 perc, 36 MP</text:p>
      <text:p text:style-name="P15">11-12 ÉP<text:tab/>- 54 perc, 54 MP</text:p>
      <text:p text:style-name="P15">13-14 ÉP<text:tab/>- 78 perc, 78 MP</text:p>
      <text:p text:style-name="P15">15-16 ÉP <text:tab/>- 109 perc, 109 MP</text:p>
      <text:p text:style-name="P15">17-18 ÉP <text:tab/>- 148 perc, 148 MP</text:p>
      <text:p text:style-name="P15">19-20 ÉP <text:tab/>- 196 perc, 196 MP</text:p>
      <text:p text:style-name="P15">21 ÉP-től: <text:tab/>→ 2 ÉP-nként +50 perc és +50 MP</text:p>
      <text:p text:style-name="P17"><text:s/></text:p>
      <text:p text:style-name="P13">Ne feledjük: nem az össz-ÉP mennyiséget kell gyógyítani, hanem a legnagyobb<text:line-break/>ÉP seb + a többi seb száma (darabra) eredményét.</text:p>
      <text:p text:style-name="P13">A gyógyítás során fokozatosan gyógyulnak be a sebek és tér vissza az életerő.</text:p>
      <text:p text:style-name="P13"><text:line-break/><text:span text:style-name="T1">Bónuszok:</text:span><text:line-break/>- Ha az isten lényege kifejezetten a Élet, gyógyítás, stb. (pl. Ellana), akkor a kategóriák 1-el tolódnak (könnyebbek lesznek)</text:p>
      <text:p text:style-name="P8"/>
      <text:p text:style-name="P8">Nyitott kérdések:</text:p>
      <text:list text:style-name="L9">
        <text:list-item>
          <text:p text:style-name="P19">lehessen a kisebb sebeket egyenként gyógyítani, vagy ne? (Szerintem lehessen)</text:p>
        </text:list-item>
        <text:list-item>
          <text:p text:style-name="P19">mi legyen a sebbel és a visszakapott ÉP-kel, ha megszakítják a varázslást?</text:p>
        </text:list-item>
        <text:list-item>
          <text:p text:style-name="P19">ha nincs elég manája a gyógyításhoz, akkor mi legyen?</text:p>
        </text:list-item>
        <text:list-item>
          <text:p text:style-name="P45">Szerintem a pap a vérzést így is el tudja állítani és a hatalmával megelőzi a fertőzést is mondjuk 4 Manáért, de ÉP-t ne tudjon visszaadni.</text:p>
        </text:list-item>
      </text:list>
      <text:p text:style-name="P1">Példa és tesztelés</text:p>
      <text:p text:style-name="P9"/>
      <text:p text:style-name="P12">Seb<text:tab/>- Időtartam, Mana</text:p>
      <text:p text:style-name="P16">1-2 ÉP<text:tab/>- 4 perc, 4 MP</text:p>
      <text:p text:style-name="P16">3-4 ÉP<text:tab/>- 8 perc, 8 MP</text:p>
      <text:p text:style-name="P16">5-6 ÉP<text:tab/>- 14 perc, 14 MP</text:p>
      <text:p text:style-name="P16">7-8 ÉP<text:tab/>- 23 perc, 23 MP</text:p>
      <text:p text:style-name="P16">9-10 ÉP<text:tab/>- 36 perc, 36 MP</text:p>
      <text:p text:style-name="P16">11-12 ÉP<text:tab/>- 54 perc, 54 MP</text:p>
      <text:p text:style-name="P16">13-14 ÉP<text:tab/>- 78 perc, 78 MP</text:p>
      <text:p text:style-name="P16">15-16 ÉP <text:tab/>- 109 perc, 109 MP</text:p>
      <text:p text:style-name="P16">17-18 ÉP <text:tab/>- 148 perc, 148 MP</text:p>
      <text:p text:style-name="P16">19-20 ÉP <text:tab/>- 196 perc, 196 MP</text:p>
      <text:p text:style-name="P16">21 ÉP-től: <text:tab/>→ 2 ÉP-nként +50 perc és +50 MP</text:p>
      <text:p text:style-name="P10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Sebek</text:p>
          </table:table-cell>
          <table:table-cell table:style-name="Táblázat1.A1" office:value-type="string">
            <text:p text:style-name="P6">Régi verzió (Mana, idő)</text:p>
          </table:table-cell>
          <table:table-cell table:style-name="Táblázat1.C1" office:value-type="string">
            <text:p text:style-name="P6">Új verzió (Mana, idő)</text:p>
          </table:table-cell>
        </table:table-row>
        <table:table-row>
          <table:table-cell table:style-name="Táblázat1.A2" office:value-type="string">
            <text:p text:style-name="P6">6ÉP; 5ÉP</text:p>
          </table:table-cell>
          <table:table-cell table:style-name="Táblázat1.B2" office:value-type="string">
            <text:p text:style-name="P6">22MP, kb 1perc</text:p>
          </table:table-cell>
          <table:table-cell table:style-name="Táblázat1.C2" office:value-type="string">
            <text:p text:style-name="P6">(6+1=7ÉP) 23MP, 23 perc</text:p>
          </table:table-cell>
        </table:table-row>
        <table:table-row>
          <table:table-cell table:style-name="Táblázat1.A2" office:value-type="string">
            <text:p text:style-name="P6">12 ÉP, 2 ÉP</text:p>
          </table:table-cell>
          <table:table-cell table:style-name="Táblázat1.B2" office:value-type="string">
            <text:p text:style-name="P6">28MP, kb. 1 perc</text:p>
          </table:table-cell>
          <table:table-cell table:style-name="Táblázat1.C2" office:value-type="string">
            <text:p text:style-name="P6">(12+1=13ÉP) <text:span text:style-name="T3">78MP(!)</text:span>, 78 perc</text:p>
          </table:table-cell>
        </table:table-row>
        <table:table-row>
          <table:table-cell table:style-name="Táblázat1.A2" office:value-type="string">
            <text:p text:style-name="P6">3ÉP, 3ÉP, 2ÉP, 2ÉP</text:p>
          </table:table-cell>
          <table:table-cell table:style-name="Táblázat1.A2" office:value-type="string">
            <text:p text:style-name="P6">20MP, kb. 1 perc</text:p>
          </table:table-cell>
          <table:table-cell table:style-name="Táblázat1.C4" office:value-type="string">
            <text:p text:style-name="P6">(3+3=6ÉP) 14MP, 14 perc </text:p>
          </table:table-cell>
        </table:table-row>
        <table:table-row>
          <table:table-cell table:style-name="Táblázat1.A2" office:value-type="string">
            <text:p text:style-name="P6">8ÉP, 7ÉP</text:p>
          </table:table-cell>
          <table:table-cell table:style-name="Táblázat1.B2" office:value-type="string">
            <text:p text:style-name="P6">30MP, kb. 1 perc</text:p>
          </table:table-cell>
          <table:table-cell table:style-name="Táblázat1.C5" office:value-type="string">
            <text:p text:style-name="P6">(8+1=9ÉP) 36MP, 36 perc</text:p>
          </table:table-cell>
        </table:table-row>
        <table:table-row>
          <table:table-cell table:style-name="Táblázat1.A2" office:value-type="string">
            <text:p text:style-name="P6">6ÉP, 6ÉP, 3ÉP, 3ÉP</text:p>
          </table:table-cell>
          <table:table-cell table:style-name="Táblázat1.B6" office:value-type="string">
            <text:p text:style-name="P6">36MP, <text:s/>1,5 perc</text:p>
          </table:table-cell>
          <table:table-cell table:style-name="Táblázat1.C5" office:value-type="string">
            <text:p text:style-name="P6">(6+3=9ÉP) 36MP, 36 perc</text:p>
          </table:table-cell>
        </table:table-row>
        <table:table-row>
          <table:table-cell table:style-name="Táblázat1.A2" office:value-type="string">
            <text:p text:style-name="P6">15ÉP, 2ÉP, 1ÉP</text:p>
          </table:table-cell>
          <table:table-cell table:style-name="Táblázat1.B7" office:value-type="string">
            <text:p text:style-name="P6">36MP, 1,5 perc</text:p>
          </table:table-cell>
          <table:table-cell table:style-name="Táblázat1.C7" office:value-type="string">
            <text:p text:style-name="P6">(15+2=17ÉP) <text:span text:style-name="T3">148MP(!)</text:span>, 148 perc</text:p>
          </table:table-cell>
        </table:table-row>
      </table:table>
      <text:p text:style-name="P11"/>
      <text:p text:style-name="P13">Zölddel jelölt az „olcsóbb” (kevesebb mana) varázslat.</text:p>
      <text:p text:style-name="P13">Konkúzió: Kis sebek gyógyítása „olcsóbb”, a közepeseké kb. ugyanannyi, a nagyoké sokkal „drágább”. A gyógyítás időtartama viszont sokkal hosszabb.</text:p>
      <text:p text:style-name="P13"/>
      <text:p text:style-name="P13"/>
      <text:h text:style-name="P67" text:outline-level="3">Régi</text:h>
      <text:p text:style-name="P55">Kegy pontos módszert alkalmazzuk.</text:p>
      <text:p text:style-name="P55">A Vallásismeret szintjétől függjön a Kegy pont/szint? Vagy ez a szint legyen a limit, amit vehet?</text:p>
      <text:list text:style-name="L5">
        <text:list-header>
          <text:p text:style-name="P18">Pl. 5 szintű Vallásismeretnél</text:p>
        </text:list-header>
        <text:list-item>
          <text:p text:style-name="P44"><text:s/>1+2+3+4+5 = 15</text:p>
        </text:list-item>
        <text:list-item>
          <text:p text:style-name="P44"><text:s/>5xN = ? <text:s text:c="2"/>(N=2?)</text:p>
        </text:list-item>
      </text:list>
      <text:p text:style-name="P55">3 fajta varázslat lesz. A pap vallásával:</text:p>
      <text:list text:style-name="L10">
        <text:list-item>
          <text:p text:style-name="P56">Egyező (-1 kegy)</text:p>
        </text:list-item>
        <text:list-item>
          <text:p text:style-name="P56">Semleges (-2 kegy)</text:p>
        </text:list-item>
        <text:list-item>
          <text:p text:style-name="P56">Ellentétes (-3 kegy) <text:s/>illetve ez ne is jöjjön létre...</text:p>
        </text:list-item>
      </text:list>
      <text:p text:style-name="P55"/>
      <text:p text:style-name="P55">A varázslat hatalmától függően a fenti Kegy pont szorzódik egy értékkel.</text:p>
      <text:list text:style-name="L11">
        <text:list-item>
          <text:p text:style-name="P57">1x <text:s/>: Élelemteremtés, Áldás, gyenge varázslatok</text:p>
        </text:list-item>
        <text:list-item>
          <text:p text:style-name="P57">….</text:p>
        </text:list-item>
        <text:list-item>
          <text:p text:style-name="P57">5x: Falupusztító démonkapu :)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Félkövér dőlt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Thryomanes" svg:font-family="Thryomanes" style:font-adornments="Félkövér" style:font-pitch="variable"/>
    <style:font-face style:name="FreeSerif" svg:font-family="FreeSerif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Arial Unicode MS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72cm" fo:margin-bottom="0.51cm" fo:background-color="transparent" style:shadow="#808080 0.18cm 0.18cm">
        <style:tab-stops/>
        <style:background-image/>
      </style:paragraph-properties>
      <style:text-properties style:font-name="Berylium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top="0.42cm" fo:margin-bottom="0.31cm" style:page-number="auto" fo:break-before="auto" fo:break-after="auto" fo:background-color="transparent" style:shadow="#c0c0c0 -0.049cm 0.049cm">
        <style:tab-stops/>
        <style:background-image/>
      </style:paragraph-properties>
      <style:text-properties style:font-name="FreeSerif" fo:font-size="14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22cm" fo:margin-bottom="0.21cm" fo:text-indent="0cm" style:auto-text-indent="false" fo:background-color="transparent" style:shadow="#c0c0c0 0.049cm 0.049cm" text:number-lines="false" text:line-number="0">
        <style:tab-stops/>
        <style:background-image/>
      </style:paragraph-properties>
      <style:text-properties style:font-name="FreeSerif1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Táblázattartalom_20_1" style:display-name="[RPG] Táblázattartalom 1" style:family="paragraph" style:parent-style-name="Table_20_Contents" style:master-page-name="">
      <style:paragraph-properties fo:margin-left="0cm" fo:margin-right="0cm" fo:margin-top="0cm" fo:margin-bottom="0cm" fo:text-align="center" style:justify-single-word="false" fo:keep-together="always" fo:text-indent="0cm" style:auto-text-indent="false" style:page-number="auto">
        <style:tab-stops/>
      </style:paragraph-properties>
      <style:text-properties style:font-name="FreeSerif2" fo:font-size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language>hu-HU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0" meta:paragraph-count="215" meta:word-count="1452" meta:character-count="8933"/>
  </office:meta>
</office:document-meta>
</file>